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1375in" fo:margin-left="0.3938in" table:align="left" fo:background-color="#ffffff">
        <style:background-image/>
      </style:table-properties>
    </style:style>
    <style:style style:name="Table3.A" style:family="table-column">
      <style:table-column-properties style:column-width="1.3007in"/>
    </style:style>
    <style:style style:name="Table3.B" style:family="table-column">
      <style:table-column-properties style:column-width="0.7951in"/>
    </style:style>
    <style:style style:name="Table3.C" style:family="table-column">
      <style:table-column-properties style:column-width="1.0458in"/>
    </style:style>
    <style:style style:name="Table3.D" style:family="table-column">
      <style:table-column-properties style:column-width="1.1799in"/>
    </style:style>
    <style:style style:name="Table3.E" style:family="table-column">
      <style:table-column-properties style:column-width="1.816in"/>
    </style:style>
    <style:style style:name="Table3.1" style:family="table-row">
      <style:table-row-properties fo:background-color="#666666">
        <style:background-image/>
      </style:table-row-properties>
    </style:style>
    <style:style style:name="Table3.A1" style:family="table-cell">
      <style:table-cell-properties style:vertical-align="middle" fo:padding="0.0521in" fo:border="none"/>
    </style:style>
    <style:style style:name="Table3.2" style:family="table-row">
      <style:table-row-properties fo:background-color="#ebebeb">
        <style:background-image/>
      </style:table-row-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000000" fo:padding="0.0208in" fo:border="non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000000" fo:padding="0.0208in" fo:border="none">
        <style:background-image/>
      </style:table-cell-properties>
    </style:style>
    <style:style style:name="P1"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able_20_Contents">
      <style:paragraph-properties fo:text-align="center" style:justify-single-word="false"/>
      <style:text-properties fo:color="#ffffff"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widows="1" fo:text-indent="0in" style:auto-text-indent="false"/>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Table_20_Heading">
      <style:paragraph-properties fo:text-align="center" style:justify-single-word="false"/>
      <style:text-properties fo:color="#ffffff"/>
    </style:style>
    <style:style style:name="P10" style:family="paragraph" style:parent-style-name="Table_20_Contents">
      <style:paragraph-properties fo:text-align="center" style:justify-single-word="false"/>
      <style:text-properties fo:color="#ffffff"/>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ize="2pt" style:font-size-asian="2pt" style:font-size-complex="2pt"/>
    </style:style>
    <style:style style:name="P13"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bold"/>
    </style:style>
    <style:style style:name="P14" style:family="paragraph" style:parent-style-name="Text_20_body" style:list-style-name="L1">
      <style:paragraph-properties fo:widows="1"/>
      <style:text-properties fo:font-variant="normal" fo:text-transform="none" fo:color="#000000" style:font-name="Times New Roman1" fo:font-size="14pt" fo:letter-spacing="normal" fo:font-style="normal" fo:font-weight="normal"/>
    </style:style>
    <style:style style:name="P15" style:family="paragraph" style:parent-style-name="Text_20_body" style:list-style-name="L1">
      <style:paragraph-properties fo:widows="1"/>
    </style:style>
    <style:style style:name="P16" style:family="paragraph" style:parent-style-name="Text_20_body" style:list-style-name="L2">
      <style:paragraph-properties fo:widows="1"/>
    </style:style>
    <style:style style:name="P17" style:family="paragraph" style:parent-style-name="Text_20_body" style:list-style-name="L3">
      <style:paragraph-properties fo:widows="1"/>
    </style:style>
    <style:style style:name="P18" style:family="paragraph" style:parent-style-name="Text_20_body">
      <style:paragraph-properties fo:margin-left="0in" fo:margin-right="0in" fo:widows="1" fo:text-indent="0in" style:auto-text-indent="false"/>
    </style:style>
    <style:style style:name="P19"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0" style:family="paragraph" style:parent-style-name="Text_20_body" style:list-style-name="L3">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21"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bold"/>
    </style:style>
    <style:style style:name="P22" style:family="paragraph" style:parent-style-name="Text_20_body">
      <style:paragraph-properties fo:margin-left="0in" fo:margin-right="0in" fo:widows="1" fo:text-indent="0in" style:auto-text-indent="false"/>
      <style:text-properties fo:font-variant="normal" fo:text-transform="none" fo:color="#008000" style:font-name="Times New Roman1" fo:font-size="14pt" fo:letter-spacing="normal" fo:font-style="normal" fo:font-weight="normal"/>
    </style:style>
    <style:style style:name="P23"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4" style:family="paragraph" style:parent-style-name="Heading_20_3">
      <style:text-properties fo:font-variant="normal" fo:text-transform="none" fo:color="#000000" style:font-name="Times New Roman1" fo:letter-spacing="normal" fo:font-style="normal"/>
    </style:style>
    <style:style style:name="T1" style:family="text">
      <style:text-properties fo:font-weight="bold"/>
    </style:style>
    <style:style style:name="T2" style:family="text">
      <style:text-properties style:font-name="Times New Roman1" fo:font-size="14pt"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style:font-name="Times New Roman1" fo:font-size="14pt" fo:letter-spacing="normal" fo:font-style="normal" fo:font-weight="normal"/>
    </style:style>
    <style:style style:name="T8" style:family="text">
      <style:text-properties fo:font-style="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COS 226 Programming Assignment Checklist: Autocomplete Me</text:h>
      <table:table table:name="Table1" table:style-name="Table1">
        <table:table-column table:style-name="Table1.A"/>
        <table:table-row>
          <table:table-cell table:style-name="Table1.A1" office:value-type="string">
            <text:p text:style-name="P10">Frequently Asked Questions</text:p>
          </table:table-cell>
        </table:table-row>
      </table:table>
      <text:p text:style-name="P2"><text:span text:style-name="T3">What is meant by an immutable data type?</text:span><text:span text:style-name="T4"> An immutable data type is a data type whose value never changes once it is constructed. For example, the </text:span><text:span text:style-name="Teletype"><text:span text:style-name="T4">Autocomplete</text:span></text:span><text:span text:style-name="T4"> constructor must make a defensive copy of the </text:span><text:span text:style-name="Teletype"><text:span text:style-name="T4">terms[]</text:span></text:span><text:span text:style-name="T4"> array (in case the client mutates it).</text:span></text:p>
      <text:p text:style-name="P2"><text:span text:style-name="T3">Can my methods have side effects that are not described in the API?</text:span><text:span text:style-name="T4"> No. For example, the </text:span><text:span text:style-name="Teletype"><text:span text:style-name="T4">Autocomplete</text:span></text:span><text:span text:style-name="T4"> data type should not mutate the </text:span><text:span text:style-name="Teletype"><text:span text:style-name="T4">terms[]</text:span></text:span><text:span text:style-name="T4"> array (or it could have a serious side effect on the client). Similarly, the </text:span><text:span text:style-name="Teletype"><text:span text:style-name="T4">firstIndexOf()</text:span></text:span><text:span text:style-name="T4"> and </text:span><text:span text:style-name="Teletype"><text:span text:style-name="T4">lastIndexOf()</text:span></text:span><text:span text:style-name="T4"> should not mutate their argument arrays. Occasionally, we allow methods to have undocumented (but benign) side effects, such as changing the state of a random number generator.</text:span></text:p>
      <text:p text:style-name="P2"><text:span text:style-name="T3">What is the meaning of the type parameter </text:span><text:span text:style-name="Teletype"><text:span text:style-name="T3">Key</text:span></text:span><text:span text:style-name="T3"> in the following function declaration?</text:span></text:p>
      <text:p text:style-name="P13">public static &lt;Key&gt; int firstIndexOf(Key[] a, Key key, Comparator&lt;Key&gt; comparator)</text:p>
      <text:p text:style-name="P2"><text:span text:style-name="T4">This is an example of a generic method, which introduces its own type parameter </text:span><text:span text:style-name="Teletype"><text:span text:style-name="T6">Key</text:span></text:span><text:span text:style-name="T4">. The type parameter serves as a placeholder for the argument types that are passed to the generic method. For example, it enforces the constraint that the type of the elements in the array </text:span><text:span text:style-name="Teletype"><text:span text:style-name="T6">a[]</text:span></text:span><text:span text:style-name="T5"> </text:span><text:span text:style-name="T4">must match the type of the search key </text:span><text:span text:style-name="Teletype"><text:span text:style-name="T6">key</text:span></text:span><text:span text:style-name="T5"> </text:span><text:span text:style-name="T4">(so that the compiler would allow </text:span><text:span text:style-name="Teletype"><text:span text:style-name="T6">Apple[]</text:span></text:span><text:span text:style-name="T5"> </text:span><text:span text:style-name="T4">and </text:span><text:span text:style-name="Teletype"><text:span text:style-name="T6">Apple</text:span></text:span><text:span text:style-name="T5"> </text:span><text:span text:style-name="T4">but reject </text:span><text:span text:style-name="Teletype"><text:span text:style-name="T6">Apple[]</text:span></text:span><text:span text:style-name="T5"> </text:span><text:span text:style-name="T4">and </text:span><text:span text:style-name="Teletype"><text:span text:style-name="T6">Orange</text:span></text:span><text:span text:style-name="T4">). This bit of Java minutiae is necessary to enable the program to compile without warnings.</text:span></text:p>
      <text:p text:style-name="P3"><text:span text:style-name="T1">When I compile BinarySearchDeluxe.java I get the compiler warning "unchecked call to compare(T, T) as a member of the raw type java.util.Comparator." Is that OK?</text:span> No, your program should compile without any errors or warnings.</text:p>
      <text:p text:style-name="P3"><text:span text:style-name="T1">Can I use Arrays.sort()?</text:span> Yes.</text:p>
      <text:p text:style-name="P2"><text:span text:style-name="T3">How can I compare two strings lexicographically?</text:span><text:span text:style-name="T4"> </text:span><text:a xlink:type="simple" xlink:href="http://docs.oracle.com/javase/7/docs/api/java/lang/String.html#compareTo(java.lang.String)" text:style-name="Internet_20_link" text:visited-style-name="Visited_20_Internet_20_Link">Lexicographic order</text:a><text:span text:style-name="T4"> is the </text:span><text:span text:style-name="Emphasis"><text:span text:style-name="T4">natural</text:span></text:span><text:span text:style-name="T4"> order for strings, so you can use the </text:span><text:span text:style-name="Teletype"><text:span text:style-name="T4">compareTo()</text:span></text:span><text:span text:style-name="T4"> method to do so.</text:span></text:p>
      <text:p text:style-name="P2"><text:span text:style-name="T3">What exactly does it mean to compare two string by their first r characters?</text:span><text:span text:style-name="T4"> You should compare the two strings </text:span><text:span text:style-name="Emphasis"><text:span text:style-name="T4">lexicographically</text:span></text:span><text:span text:style-name="T4">, as in the </text:span><text:a xlink:type="simple" xlink:href="http://docs.oracle.com/javase/7/docs/api/java/lang/String.html#compareTo(java.lang.String)" text:style-name="Internet_20_link" text:visited-style-name="Visited_20_Internet_20_Link">natural order</text:a><text:span text:style-name="T4"> for Java strings, but you should never examine more than </text:span><text:span text:style-name="Emphasis"><text:span text:style-name="T4">r</text:span></text:span><text:span text:style-name="T4"> characters of either string. For example, if </text:span><text:span text:style-name="Emphasis"><text:span text:style-name="T4">r</text:span></text:span><text:span text:style-name="T4"> = 3, then </text:span><text:span text:style-name="Teletype"><text:span text:style-name="T4">cat</text:span></text:span><text:span text:style-name="T4"> is less than </text:span><text:span text:style-name="Teletype"><text:span text:style-name="T4">dog</text:span></text:span><text:span text:style-name="T4">;</text:span><text:span text:style-name="Teletype"><text:span text:style-name="T4">dog</text:span></text:span><text:span text:style-name="T4"> is equal to </text:span><text:span text:style-name="Teletype"><text:span text:style-name="T4">dogcatcher</text:span></text:span><text:span text:style-name="T4">; and </text:span><text:span text:style-name="Teletype"><text:span text:style-name="T4">do</text:span></text:span><text:span text:style-name="T4"> is less than </text:span><text:span text:style-name="Teletype"><text:span text:style-name="T4">dogcatcher</text:span></text:span><text:span text:style-name="T4">.</text:span></text:p>
      <text:p text:style-name="P2"><text:span text:style-name="T3">How can I pass the integer </text:span><text:span text:style-name="Teletype"><text:span text:style-name="T3">r</text:span></text:span><text:span text:style-name="T3"> from the </text:span><text:span text:style-name="Teletype"><text:span text:style-name="T3">byPrefixOrder()</text:span></text:span><text:span text:style-name="T3"> method to a nested class, say </text:span><text:span text:style-name="Teletype"><text:span text:style-name="T3">ByPrefixOrderComparator</text:span></text:span><text:span text:style-name="T3">?</text:span><text:span text:style-name="T4"> Since </text:span><text:span text:style-name="Teletype"><text:span text:style-name="T4">ByPrefixOrder</text:span></text:span><text:span text:style-name="T4"> is a class, it can have a constructor and instance variables.</text:span></text:p>
      <text:p text:style-name="P2"><text:span text:style-name="T3">Can I assume that the weights are all distinct?</text:span><text:span text:style-name="T4"> No. However, if there are two terms </text:span><text:soft-page-break/><text:span text:style-name="T4">with equal weights, the </text:span><text:span text:style-name="Teletype"><text:span text:style-name="T4">allMatches()</text:span></text:span><text:span text:style-name="T4"> method can return them in arbitrary order.</text:span></text:p>
      <text:p text:style-name="P3"><text:span text:style-name="T1">Can I assume that the Autocomplete constructor receives the terms in descending order by weight?</text:span> No. While many of the sample input files are in descending order by weight, do not make any assumptions about the order.</text:p>
      <text:p text:style-name="P2"><text:span text:style-name="T3">What should </text:span><text:span text:style-name="Teletype"><text:span text:style-name="T3">allMatches()</text:span></text:span><text:span text:style-name="T3"> return if there are no matching terms?</text:span><text:span text:style-name="T4"> An array of length 0.</text:span></text:p>
      <text:p text:style-name="P3"><text:span text:style-name="T1">Can a prefix or query string be the empty string?</text:span> Yes and yes. For example, the empty-string prefix should return all queries, in descending order by weight. It might be harder to think of an application for an empty-string query, but the API does not exclude this possibility.</text:p>
      <text:p text:style-name="P2"><text:span text:style-name="T3">What do I need to do to handle Unicode characters and UTF-8 encoding?</text:span><text:span text:style-name="T4"> You shouldn't need to do anything special: The Java </text:span><text:span text:style-name="Teletype"><text:span text:style-name="T4">String</text:span></text:span><text:span text:style-name="T4"> data type handles Unicode naturally; The supplied test files are encoded using UTF-8. When reading input or writing output, </text:span><text:span text:style-name="Teletype"><text:span text:style-name="T4">StdIn</text:span></text:span><text:span text:style-name="T4">, </text:span><text:span text:style-name="Teletype"><text:span text:style-name="T4">In</text:span></text:span><text:span text:style-name="T4">, and </text:span><text:span text:style-name="Teletype"><text:span text:style-name="T4">StdOut</text:span></text:span><text:span text:style-name="T4"> assume UTF-8 encoding.</text:span></text:p>
      <text:p text:style-name="P2"><text:span text:style-name="T3">Why do I get a </text:span><text:span text:style-name="Teletype"><text:span text:style-name="T3">java.util.InputMismatchException</text:span></text:span><text:span text:style-name="T3"> from </text:span><text:span text:style-name="Teletype"><text:span text:style-name="T3">readDouble()</text:span></text:span><text:span text:style-name="T3"> when I run the sample client?</text:span><text:span text:style-name="T4"> You probably have an old version of </text:span><text:span text:style-name="Teletype"><text:span text:style-name="T4">stdlib.jar</text:span></text:span><text:span text:style-name="T4"> in your classpath that doesn't assume UTF-8 encoding. On Mac OS X, be sure to check </text:span><text:span text:style-name="Teletype"><text:span text:style-name="T4">/Library/Extensions/Java</text:span></text:span><text:span text:style-name="T4"> and</text:span><text:span text:style-name="Teletype"><text:span text:style-name="T4">~/Library/Extensions/Java</text:span></text:span><text:span text:style-name="T4"> folders.</text:span></text:p>
      <text:p text:style-name="P2"><text:span text:style-name="T3">Why do I get a </text:span><text:span text:style-name="Teletype"><text:span text:style-name="T3">java.util.NoSuchElementException</text:span></text:span><text:span text:style-name="T3"> from </text:span><text:span text:style-name="Teletype"><text:span text:style-name="T3">readInt()</text:span></text:span><text:span text:style-name="T3"> when I run the sample client?</text:span><text:span text:style-name="T4"> Did you cut-and-paste the file instead of downloading it? Your text editor may have corrupted the file by changing the encoding from UTF-8 to something else.</text:span></text:p>
      <text:p text:style-name="P21">How can I view the Unicode characters that my program prints out?</text:p>
      <text:list xml:id="list574813517186801398" text:style-name="L1">
        <text:list-item>
          <text:p text:style-name="P15"><text:span text:style-name="T4">Mac OS X Terminal: select </text:span><text:span text:style-name="Emphasis"><text:span text:style-name="T4">Terminal -&gt; Preferences -&gt; Advanced -&gt; International -&gt; Character encoding -&gt; Unicode (UTF-8)</text:span></text:span><text:span text:style-name="T4">.</text:span></text:p>
        </text:list-item>
        <text:list-item>
          <text:p text:style-name="P15"><text:span text:style-name="T4">Windows Command Prompt: type </text:span><text:span text:style-name="Teletype"><text:span text:style-name="T4">chcp 65001</text:span></text:span><text:span text:style-name="T4">. Use the font </text:span><text:span text:style-name="Emphasis"><text:span text:style-name="T4">Lucida Console</text:span></text:span><text:span text:style-name="T4"> (or some other font that supports Unicode).</text:span></text:p>
        </text:list-item>
        <text:list-item>
          <text:p text:style-name="P15"><text:span text:style-name="Teletype"><text:span text:style-name="T4">AutocompleteGUI</text:span></text:span><text:span text:style-name="T4">: should work without adjustment.</text:span></text:p>
        </text:list-item>
        <text:list-item>
          <text:p text:style-name="P14">DrJava: unknown.</text:p>
        </text:list-item>
        <text:list-item>
          <text:p text:style-name="P15"><text:span text:style-name="T4">Safari: </text:span><text:span text:style-name="Emphasis"><text:span text:style-name="T4">View -&gt; Text Encodings -&gt; Unicode (UTF-8)</text:span></text:span><text:span text:style-name="T4">.</text:span></text:p>
        </text:list-item>
      </text:list>
      <text:p text:style-name="P2"><text:span text:style-name="T4">Note that even if you can't view Unicode properly, it's likely that your program is still handling Unicode properly. You can use the program </text:span><text:a xlink:type="simple" xlink:href="ftp://ftp.cs.princeton.edu/pub/cs226/autocomplete/UnicodeTest.java" text:style-name="Internet_20_link" text:visited-style-name="Visited_20_Internet_20_Link"><text:span text:style-name="T7">UnicodeTest.java</text:span></text:a><text:span text:style-name="T5"> </text:span><text:span text:style-name="T4">to test whether your system is configured to display Unicode.</text:span></text:p>
      <text:p text:style-name="P1"/>
      <table:table table:name="Table2" table:style-name="Table2">
        <table:table-column table:style-name="Table2.A"/>
        <table:table-row>
          <table:table-cell table:style-name="Table2.A1" office:value-type="string">
            <text:p text:style-name="P10">Input, Output, and Testing</text:p>
          </table:table-cell>
        </table:table-row>
      </table:table>
      <text:p text:style-name="P2"><text:span text:style-name="T3">Input files.</text:span><text:span text:style-name="T4"> Below are some input files for testing. Each input file consists of an integer </text:span><text:soft-page-break/><text:span text:style-name="Emphasis"><text:span text:style-name="T4">N</text:span></text:span><text:span text:style-name="T4"> followed by </text:span><text:span text:style-name="Emphasis"><text:span text:style-name="T4">N</text:span></text:span><text:span text:style-name="T4"> pairs of terms and integer weights, one pair per line, with the term and weight separated by a tab. The terms can be arbitrary strings consisting of Unicode characters, including spaces (but neither tabs nor newlines).</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9">file</text:p>
          </table:table-cell>
          <table:table-cell table:style-name="Table3.A1" office:value-type="string">
            <text:p text:style-name="P9">number</text:p>
          </table:table-cell>
          <table:table-cell table:style-name="Table3.A1" office:value-type="string">
            <text:p text:style-name="P9">term</text:p>
          </table:table-cell>
          <table:table-cell table:style-name="Table3.A1" office:value-type="string">
            <text:p text:style-name="P9">weight</text:p>
          </table:table-cell>
          <table:table-cell table:style-name="Table3.A1" office:value-type="string">
            <text:p text:style-name="P9">source</text:p>
          </table:table-cell>
        </table:table-row>
        <table:table-row table:style-name="Table3.2">
          <table:table-cell table:style-name="Table3.A1" office:value-type="string">
            <text:p text:style-name="P11"><text:a xlink:type="simple" xlink:href="ftp://ftp.cs.princeton.edu/pub/cs226/autocomplete/pu-buildings.txt" text:style-name="Internet_20_link" text:visited-style-name="Visited_20_Internet_20_Link">pu-buildings.txt</text:a></text:p>
          </table:table-cell>
          <table:table-cell table:style-name="Table3.A1" office:value-type="string">
            <text:p text:style-name="P11">166</text:p>
          </table:table-cell>
          <table:table-cell table:style-name="Table3.A1" office:value-type="string">
            <text:p text:style-name="P11">Princeton buildings</text:p>
          </table:table-cell>
          <table:table-cell table:style-name="Table3.A1" office:value-type="string">
            <text:p text:style-name="P11">age (in Y10K)</text:p>
          </table:table-cell>
          <table:table-cell table:style-name="Table3.A1" office:value-type="string">
            <text:p text:style-name="P12"/>
          </table:table-cell>
        </table:table-row>
        <table:table-row table:style-name="Table3.2">
          <table:table-cell table:style-name="Table3.A1" office:value-type="string">
            <text:p text:style-name="P11"><text:a xlink:type="simple" xlink:href="ftp://ftp.cs.princeton.edu/pub/cs226/autocomplete/pokemon.txt" text:style-name="Internet_20_link" text:visited-style-name="Visited_20_Internet_20_Link">pokemon.txt</text:a></text:p>
          </table:table-cell>
          <table:table-cell table:style-name="Table3.A1" office:value-type="string">
            <text:p text:style-name="P11">729</text:p>
          </table:table-cell>
          <table:table-cell table:style-name="Table3.A1" office:value-type="string">
            <text:p text:style-name="P11">Pokemon</text:p>
          </table:table-cell>
          <table:table-cell table:style-name="Table3.A1" office:value-type="string">
            <text:p text:style-name="P11">popularity</text:p>
          </table:table-cell>
          <table:table-cell table:style-name="Table3.A1" office:value-type="string">
            <text:p text:style-name="P11">Allen Qin</text:p>
          </table:table-cell>
        </table:table-row>
        <table:table-row table:style-name="Table3.2">
          <table:table-cell table:style-name="Table3.A1" office:value-type="string">
            <text:p text:style-name="P11"><text:a xlink:type="simple" xlink:href="ftp://ftp.cs.princeton.edu/pub/cs226/autocomplete/fortune1000.txt" text:style-name="Internet_20_link" text:visited-style-name="Visited_20_Internet_20_Link">fortune1000.txt</text:a></text:p>
          </table:table-cell>
          <table:table-cell table:style-name="Table3.A1" office:value-type="string">
            <text:p text:style-name="P11">1,000</text:p>
          </table:table-cell>
          <table:table-cell table:style-name="Table3.A1" office:value-type="string">
            <text:p text:style-name="P11">company</text:p>
          </table:table-cell>
          <table:table-cell table:style-name="Table3.A1" office:value-type="string">
            <text:p text:style-name="P11">revenue</text:p>
          </table:table-cell>
          <table:table-cell table:style-name="Table3.A1" office:value-type="string">
            <text:p text:style-name="P11">Fortune 1000</text:p>
          </table:table-cell>
        </table:table-row>
        <table:table-row table:style-name="Table3.2">
          <table:table-cell table:style-name="Table3.A1" office:value-type="string">
            <text:p text:style-name="P11"><text:a xlink:type="simple" xlink:href="ftp://ftp.cs.princeton.edu/pub/cs226/autocomplete/nasdaq.txt" text:style-name="Internet_20_link" text:visited-style-name="Visited_20_Internet_20_Link">nasdaq.txt</text:a></text:p>
          </table:table-cell>
          <table:table-cell table:style-name="Table3.A1" office:value-type="string">
            <text:p text:style-name="P11">2,658</text:p>
          </table:table-cell>
          <table:table-cell table:style-name="Table3.A1" office:value-type="string">
            <text:p text:style-name="P11">NASDAQ</text:p>
          </table:table-cell>
          <table:table-cell table:style-name="Table3.A1" office:value-type="string">
            <text:p text:style-name="P11">market cap</text:p>
          </table:table-cell>
          <table:table-cell table:style-name="Table3.A1" office:value-type="string">
            <text:p text:style-name="P11"><text:a xlink:type="simple" xlink:href="http://nasdaq.com/" text:style-name="Internet_20_link" text:visited-style-name="Visited_20_Internet_20_Link">nasdaq.com</text:a></text:p>
          </table:table-cell>
        </table:table-row>
        <table:table-row table:style-name="Table3.2">
          <table:table-cell table:style-name="Table3.A1" office:value-type="string">
            <text:p text:style-name="P11"><text:a xlink:type="simple" xlink:href="ftp://ftp.cs.princeton.edu/pub/cs226/autocomplete/metal-albums.txt" text:style-name="Internet_20_link" text:visited-style-name="Visited_20_Internet_20_Link">metal-albums.txt</text:a></text:p>
          </table:table-cell>
          <table:table-cell table:style-name="Table3.A1" office:value-type="string">
            <text:p text:style-name="P11">3,000</text:p>
          </table:table-cell>
          <table:table-cell table:style-name="Table3.A1" office:value-type="string">
            <text:p text:style-name="P11">metal albums</text:p>
          </table:table-cell>
          <table:table-cell table:style-name="Table3.A1" office:value-type="string">
            <text:p text:style-name="P11">votes</text:p>
          </table:table-cell>
          <table:table-cell table:style-name="Table3.A1" office:value-type="string">
            <text:p text:style-name="P11"><text:a xlink:type="simple" xlink:href="http://www.metalstorm.net/bands/albums.php" text:style-name="Internet_20_link" text:visited-style-name="Visited_20_Internet_20_Link">Metal Storm</text:a></text:p>
          </table:table-cell>
        </table:table-row>
        <table:table-row table:style-name="Table3.2">
          <table:table-cell table:style-name="Table3.A1" office:value-type="string">
            <text:p text:style-name="P11"><text:a xlink:type="simple" xlink:href="ftp://ftp.cs.princeton.edu/pub/cs226/autocomplete/pu-courses.txt" text:style-name="Internet_20_link" text:visited-style-name="Visited_20_Internet_20_Link">pu-courses.txt</text:a></text:p>
          </table:table-cell>
          <table:table-cell table:style-name="Table3.A1" office:value-type="string">
            <text:p text:style-name="P11">6,771</text:p>
          </table:table-cell>
          <table:table-cell table:style-name="Table3.A1" office:value-type="string">
            <text:p text:style-name="P11">course</text:p>
          </table:table-cell>
          <table:table-cell table:style-name="Table3.A1" office:value-type="string">
            <text:p text:style-name="P11">enrollment</text:p>
          </table:table-cell>
          <table:table-cell table:style-name="Table3.A1" office:value-type="string">
            <text:p text:style-name="P11"><text:a xlink:type="simple" xlink:href="http://registrar.princeton.edu/course-offerings/index.xml" text:style-name="Internet_20_link" text:visited-style-name="Visited_20_Internet_20_Link">Princeton Registrar</text:a></text:p>
          </table:table-cell>
        </table:table-row>
        <table:table-row table:style-name="Table3.2">
          <table:table-cell table:style-name="Table3.A1" office:value-type="string">
            <text:p text:style-name="P11"><text:a xlink:type="simple" xlink:href="ftp://ftp.cs.princeton.edu/pub/cs226/autocomplete/wiktionary.txt" text:style-name="Internet_20_link" text:visited-style-name="Visited_20_Internet_20_Link">wiktionary.txt</text:a></text:p>
          </table:table-cell>
          <table:table-cell table:style-name="Table3.A1" office:value-type="string">
            <text:p text:style-name="P11">10,000</text:p>
          </table:table-cell>
          <table:table-cell table:style-name="Table3.A1" office:value-type="string">
            <text:p text:style-name="P11">word</text:p>
          </table:table-cell>
          <table:table-cell table:style-name="Table3.A1" office:value-type="string">
            <text:p text:style-name="P11">frequency</text:p>
          </table:table-cell>
          <table:table-cell table:style-name="Table3.A1" office:value-type="string">
            <text:p text:style-name="P11"><text:a xlink:type="simple" xlink:href="http://en.wiktionary.org/wiki/Wiktionary:Frequency_lists" text:style-name="Internet_20_link" text:visited-style-name="Visited_20_Internet_20_Link">Wiktionary</text:a></text:p>
          </table:table-cell>
        </table:table-row>
        <table:table-row table:style-name="Table3.2">
          <table:table-cell table:style-name="Table3.A1" office:value-type="string">
            <text:p text:style-name="P11"><text:a xlink:type="simple" xlink:href="ftp://ftp.cs.princeton.edu/pub/cs226/autocomplete/redditors.txt" text:style-name="Internet_20_link" text:visited-style-name="Visited_20_Internet_20_Link">redditors.txt</text:a></text:p>
          </table:table-cell>
          <table:table-cell table:style-name="Table3.A1" office:value-type="string">
            <text:p text:style-name="P11">10,000</text:p>
          </table:table-cell>
          <table:table-cell table:style-name="Table3.A1" office:value-type="string">
            <text:p text:style-name="P11">reddittor</text:p>
          </table:table-cell>
          <table:table-cell table:style-name="Table3.A1" office:value-type="string">
            <text:p text:style-name="P11">subscribers</text:p>
          </table:table-cell>
          <table:table-cell table:style-name="Table3.A1" office:value-type="string">
            <text:p text:style-name="P11"><text:a xlink:type="simple" xlink:href="http://redditlist.com/" text:style-name="Internet_20_link" text:visited-style-name="Visited_20_Internet_20_Link">redditlist.com</text:a></text:p>
          </table:table-cell>
        </table:table-row>
        <table:table-row table:style-name="Table3.2">
          <table:table-cell table:style-name="Table3.A1" office:value-type="string">
            <text:p text:style-name="P11"><text:a xlink:type="simple" xlink:href="ftp://ftp.cs.princeton.edu/pub/cs226/autocomplete/baby-names.txt" text:style-name="Internet_20_link" text:visited-style-name="Visited_20_Internet_20_Link">baby-names.txt</text:a></text:p>
          </table:table-cell>
          <table:table-cell table:style-name="Table3.A1" office:value-type="string">
            <text:p text:style-name="P11">31,109</text:p>
          </table:table-cell>
          <table:table-cell table:style-name="Table3.A1" office:value-type="string">
            <text:p text:style-name="P11">first name</text:p>
          </table:table-cell>
          <table:table-cell table:style-name="Table3.A1" office:value-type="string">
            <text:p text:style-name="P11">frequency</text:p>
          </table:table-cell>
          <table:table-cell table:style-name="Table3.A1" office:value-type="string">
            <text:p text:style-name="P11"><text:a xlink:type="simple" xlink:href="http://www.ssa.gov/oact/babynames/limits.html" text:style-name="Internet_20_link" text:visited-style-name="Visited_20_Internet_20_Link">U.S. Social Security</text:a></text:p>
          </table:table-cell>
        </table:table-row>
        <table:table-row table:style-name="Table3.2">
          <table:table-cell table:style-name="Table3.A1" office:value-type="string">
            <text:p text:style-name="P11"><text:a xlink:type="simple" xlink:href="ftp://ftp.cs.princeton.edu/pub/cs226/autocomplete/trademarks.txt" text:style-name="Internet_20_link" text:visited-style-name="Visited_20_Internet_20_Link">trademarks.txt</text:a></text:p>
          </table:table-cell>
          <table:table-cell table:style-name="Table3.A1" office:value-type="string">
            <text:p text:style-name="P11">92,254</text:p>
          </table:table-cell>
          <table:table-cell table:style-name="Table3.A1" office:value-type="string">
            <text:p text:style-name="P11">company</text:p>
          </table:table-cell>
          <table:table-cell table:style-name="Table3.A1" office:value-type="string">
            <text:p text:style-name="P11">U.S. trademark number</text:p>
          </table:table-cell>
          <table:table-cell table:style-name="Table3.A1" office:value-type="string">
            <text:p text:style-name="P11"><text:a xlink:type="simple" xlink:href="http://www.uspto.gov/trademarks/index.jsp" text:style-name="Internet_20_link" text:visited-style-name="Visited_20_Internet_20_Link">USPTO</text:a></text:p>
          </table:table-cell>
        </table:table-row>
        <table:table-row table:style-name="Table3.2">
          <table:table-cell table:style-name="Table3.A1" office:value-type="string">
            <text:p text:style-name="P11"><text:a xlink:type="simple" xlink:href="ftp://ftp.cs.princeton.edu/pub/cs226/autocomplete/cities.txt" text:style-name="Internet_20_link" text:visited-style-name="Visited_20_Internet_20_Link">cities.txt</text:a></text:p>
          </table:table-cell>
          <table:table-cell table:style-name="Table3.A1" office:value-type="string">
            <text:p text:style-name="P11">93,827</text:p>
          </table:table-cell>
          <table:table-cell table:style-name="Table3.A1" office:value-type="string">
            <text:p text:style-name="P11">city</text:p>
          </table:table-cell>
          <table:table-cell table:style-name="Table3.A1" office:value-type="string">
            <text:p text:style-name="P11">population</text:p>
          </table:table-cell>
          <table:table-cell table:style-name="Table3.A1" office:value-type="string">
            <text:p text:style-name="P11"><text:a xlink:type="simple" xlink:href="http://www.geoba.se/population.php?cc=world" text:style-name="Internet_20_link" text:visited-style-name="Visited_20_Internet_20_Link">geoba.se</text:a></text:p>
          </table:table-cell>
        </table:table-row>
        <table:table-row table:style-name="Table3.2">
          <table:table-cell table:style-name="Table3.A1" office:value-type="string">
            <text:p text:style-name="P11"><text:a xlink:type="simple" xlink:href="ftp://ftp.cs.princeton.edu/pub/cs226/autocomplete/mandarin.txt" text:style-name="Internet_20_link" text:visited-style-name="Visited_20_Internet_20_Link">mandarin.txt</text:a></text:p>
          </table:table-cell>
          <table:table-cell table:style-name="Table3.A1" office:value-type="string">
            <text:p text:style-name="P11">94,339</text:p>
          </table:table-cell>
          <table:table-cell table:style-name="Table3.A1" office:value-type="string">
            <text:p text:style-name="P11">Mandarin word</text:p>
          </table:table-cell>
          <table:table-cell table:style-name="Table3.A1" office:value-type="string">
            <text:p text:style-name="P11">frequency</text:p>
          </table:table-cell>
          <table:table-cell table:style-name="Table3.A1" office:value-type="string">
            <text:p text:style-name="P11"><text:a xlink:type="simple" xlink:href="http://invokeit.wordpress.com/frequency-word-lists" text:style-name="Internet_20_link" text:visited-style-name="Visited_20_Internet_20_Link">Invoke IT</text:a></text:p>
          </table:table-cell>
        </table:table-row>
        <table:table-row table:style-name="Table3.2">
          <table:table-cell table:style-name="Table3.A1" office:value-type="string">
            <text:p text:style-name="P11"><text:a xlink:type="simple" xlink:href="ftp://ftp.cs.princeton.edu/pub/cs226/autocomplete/wiktionary.txt" text:style-name="Internet_20_link" text:visited-style-name="Visited_20_Internet_20_Link">bing.txt</text:a></text:p>
          </table:table-cell>
          <table:table-cell table:style-name="Table3.A1" office:value-type="string">
            <text:p text:style-name="P11">250,000</text:p>
          </table:table-cell>
          <table:table-cell table:style-name="Table3.A1" office:value-type="string">
            <text:p text:style-name="P11">word</text:p>
          </table:table-cell>
          <table:table-cell table:style-name="Table3.A1" office:value-type="string">
            <text:p text:style-name="P11">Bing search frequency</text:p>
          </table:table-cell>
          <table:table-cell table:style-name="Table3.A1" office:value-type="string">
            <text:p text:style-name="P11"><text:a xlink:type="simple" xlink:href="http://weblm.research.microsoft.com/" text:style-name="Internet_20_link" text:visited-style-name="Visited_20_Internet_20_Link">Microsoft Web N-gram</text:a></text:p>
          </table:table-cell>
        </table:table-row>
        <table:table-row table:style-name="Table3.2">
          <table:table-cell table:style-name="Table3.A1" office:value-type="string">
            <text:p text:style-name="P11"><text:a xlink:type="simple" xlink:href="ftp://ftp.cs.princeton.edu/pub/cs226/autocomplete/2grams.txt" text:style-name="Internet_20_link" text:visited-style-name="Visited_20_Internet_20_Link">2grams.txt</text:a></text:p>
          </table:table-cell>
          <table:table-cell table:style-name="Table3.A1" office:value-type="string">
            <text:p text:style-name="P11">277,718</text:p>
          </table:table-cell>
          <table:table-cell table:style-name="Table3.A1" office:value-type="string">
            <text:p text:style-name="P11">2-gram</text:p>
          </table:table-cell>
          <table:table-cell table:style-name="Table3.A1" office:value-type="string">
            <text:p text:style-name="P11">frequency</text:p>
          </table:table-cell>
          <table:table-cell table:style-name="Table3.A1" office:value-type="string">
            <text:p text:style-name="P11"><text:a xlink:type="simple" xlink:href="http://norvig.com/ngrams/" text:style-name="Internet_20_link" text:visited-style-name="Visited_20_Internet_20_Link">Google Web Trillion Word Corpus</text:a></text:p>
          </table:table-cell>
        </table:table-row>
        <table:table-row table:style-name="Table3.2">
          <table:table-cell table:style-name="Table3.A1" office:value-type="string">
            <text:p text:style-name="P11"><text:a xlink:type="simple" xlink:href="ftp://ftp.cs.princeton.edu/pub/cs226/autocomplete/3grams.txt" text:style-name="Internet_20_link" text:visited-style-name="Visited_20_Internet_20_Link">3grams.txt</text:a></text:p>
          </table:table-cell>
          <table:table-cell table:style-name="Table3.A1" office:value-type="string">
            <text:p text:style-name="P11">1,020,009</text:p>
          </table:table-cell>
          <table:table-cell table:style-name="Table3.A1" office:value-type="string">
            <text:p text:style-name="P11">3-gram</text:p>
          </table:table-cell>
          <table:table-cell table:style-name="Table3.A1" office:value-type="string">
            <text:p text:style-name="P11">frequency</text:p>
          </table:table-cell>
          <table:table-cell table:style-name="Table3.A1" office:value-type="string">
            <text:p text:style-name="P11"><text:a xlink:type="simple" xlink:href="http://www.ngrams.info/" text:style-name="Internet_20_link" text:visited-style-name="Visited_20_Internet_20_Link">Corpus of Contemporary American English</text:a></text:p>
          </table:table-cell>
        </table:table-row>
        <table:table-row table:style-name="Table3.2">
          <table:table-cell table:style-name="Table3.A1" office:value-type="string">
            <text:p text:style-name="P11"><text:a xlink:type="simple" xlink:href="ftp://ftp.cs.princeton.edu/pub/cs226/autocomplete/4grams.txt" text:style-name="Internet_20_link" text:visited-style-name="Visited_20_Internet_20_Link">4grams.txt</text:a></text:p>
          </table:table-cell>
          <table:table-cell table:style-name="Table3.A1" office:value-type="string">
            <text:p text:style-name="P11">1,034,308</text:p>
          </table:table-cell>
          <table:table-cell table:style-name="Table3.A1" office:value-type="string">
            <text:p text:style-name="P11">4-gram</text:p>
          </table:table-cell>
          <table:table-cell table:style-name="Table3.A1" office:value-type="string">
            <text:p text:style-name="P11">frequency</text:p>
          </table:table-cell>
          <table:table-cell table:style-name="Table3.A1" office:value-type="string">
            <text:p text:style-name="P11"><text:a xlink:type="simple" xlink:href="http://www.ngrams.info/" text:style-name="Internet_20_link" text:visited-style-name="Visited_20_Internet_20_Link">Corpus of Contemporary American English</text:a></text:p>
          </table:table-cell>
        </table:table-row>
        <table:table-row table:style-name="Table3.2">
          <table:table-cell table:style-name="Table3.A1" office:value-type="string">
            <text:p text:style-name="P11"><text:a xlink:type="simple" xlink:href="ftp://ftp.cs.princeton.edu/pub/cs226/autocomplete/5grams.txt" text:style-name="Internet_20_link" text:visited-style-name="Visited_20_Internet_20_Link">5grams.txt</text:a></text:p>
          </table:table-cell>
          <table:table-cell table:style-name="Table3.A1" office:value-type="string">
            <text:p text:style-name="P11">1,044,269</text:p>
          </table:table-cell>
          <table:table-cell table:style-name="Table3.A1" office:value-type="string">
            <text:p text:style-name="P11">5-gram</text:p>
          </table:table-cell>
          <table:table-cell table:style-name="Table3.A1" office:value-type="string">
            <text:p text:style-name="P11">frequency</text:p>
          </table:table-cell>
          <table:table-cell table:style-name="Table3.A1" office:value-type="string">
            <text:p text:style-name="P11"><text:a xlink:type="simple" xlink:href="http://www.ngrams.info/" text:style-name="Internet_20_link" text:visited-style-name="Visited_20_Internet_20_Link">Corpus of Contemporary American English</text:a></text:p>
          </table:table-cell>
        </table:table-row>
        <table:table-row table:style-name="Table3.2">
          <table:table-cell table:style-name="Table3.A1" office:value-type="string">
            <text:p text:style-name="P11"><text:a xlink:type="simple" xlink:href="ftp://ftp.cs.princeton.edu/pub/cs226/autocomplete/words-333333.txt" text:style-name="Internet_20_link" text:visited-style-name="Visited_20_Internet_20_Link">words-3333333.txt</text:a></text:p>
          </table:table-cell>
          <table:table-cell table:style-name="Table3.A1" office:value-type="string">
            <text:p text:style-name="P11">333,333</text:p>
          </table:table-cell>
          <table:table-cell table:style-name="Table3.A1" office:value-type="string">
            <text:p text:style-name="P11">word</text:p>
          </table:table-cell>
          <table:table-cell table:style-name="Table3.A1" office:value-type="string">
            <text:p text:style-name="P11">frequency</text:p>
          </table:table-cell>
          <table:table-cell table:style-name="Table3.A1" office:value-type="string">
            <text:p text:style-name="P11"><text:a xlink:type="simple" xlink:href="http://norvig.com/ngrams/" text:style-name="Internet_20_link" text:visited-style-name="Visited_20_Internet_20_Link">Google Web Trillion Word Corpus</text:a></text:p>
          </table:table-cell>
        </table:table-row>
        <table:table-row table:style-name="Table3.2">
          <table:table-cell table:style-name="Table3.A1" office:value-type="string">
            <text:p text:style-name="P11"><text:a xlink:type="simple" xlink:href="ftp://ftp.cs.princeton.edu/pub/cs226/autocomplete/artists.txt" text:style-name="Internet_20_link" text:visited-style-name="Visited_20_Internet_20_Link">artists.txt</text:a></text:p>
          </table:table-cell>
          <table:table-cell table:style-name="Table3.A1" office:value-type="string">
            <text:p text:style-name="P11">43,849</text:p>
          </table:table-cell>
          <table:table-cell table:style-name="Table3.A1" office:value-type="string">
            <text:p text:style-name="P11">music artist</text:p>
          </table:table-cell>
          <table:table-cell table:style-name="Table3.A1" office:value-type="string">
            <text:p text:style-name="P11">familiarity</text:p>
          </table:table-cell>
          <table:table-cell table:style-name="Table3.A1" office:value-type="string">
            <text:p text:style-name="P11"><text:a xlink:type="simple" xlink:href="http://labrosa.ee.columbia.edu/millionsong/" text:style-name="Internet_20_link" text:visited-style-name="Visited_20_Internet_20_Link">Million Song Dataset</text:a></text:p>
          </table:table-cell>
        </table:table-row>
        <table:table-row table:style-name="Table3.2">
          <table:table-cell table:style-name="Table3.A1" office:value-type="string">
            <text:p text:style-name="P11"><text:a xlink:type="simple" xlink:href="ftp://ftp.cs.princeton.edu/pub/cs226/autocomplete/songs.txt" text:style-name="Internet_20_link" text:visited-style-name="Visited_20_Internet_20_Link">songs.txt</text:a></text:p>
          </table:table-cell>
          <table:table-cell table:style-name="Table3.A1" office:value-type="string">
            <text:p text:style-name="P11">922,230</text:p>
          </table:table-cell>
          <table:table-cell table:style-name="Table3.A1" office:value-type="string">
            <text:p text:style-name="P11">song</text:p>
          </table:table-cell>
          <table:table-cell table:style-name="Table3.A1" office:value-type="string">
            <text:p text:style-name="P11">hotttnesss</text:p>
          </table:table-cell>
          <table:table-cell table:style-name="Table3.A1" office:value-type="string">
            <text:p text:style-name="P11"><text:a xlink:type="simple" xlink:href="http://labrosa.ee.columbia.edu/millionsong/" text:style-name="Internet_20_link" text:visited-style-name="Visited_20_Internet_20_Link">Million Song Dataset</text:a></text:p>
          </table:table-cell>
        </table:table-row>
        <table:table-row table:style-name="Table3.2">
          <table:table-cell table:style-name="Table3.A1" office:value-type="string">
            <text:p text:style-name="P11"><text:a xlink:type="simple" xlink:href="ftp://ftp.cs.princeton.edu/pub/cs226/autocomplete/alexa.txt" text:style-name="Internet_20_link" text:visited-style-name="Visited_20_Internet_20_Link">alexa.txt</text:a></text:p>
          </table:table-cell>
          <table:table-cell table:style-name="Table3.A1" office:value-type="string">
            <text:p text:style-name="P11">1,000,000</text:p>
          </table:table-cell>
          <table:table-cell table:style-name="Table3.A1" office:value-type="string">
            <text:p text:style-name="P11">web site</text:p>
          </table:table-cell>
          <table:table-cell table:style-name="Table3.A1" office:value-type="string">
            <text:p text:style-name="P11">frequency</text:p>
          </table:table-cell>
          <table:table-cell table:style-name="Table3.A1" office:value-type="string">
            <text:p text:style-name="P11"><text:a xlink:type="simple" xlink:href="http://www.alexa.com/topsites" text:style-name="Internet_20_link" text:visited-style-name="Visited_20_Internet_20_Link">Alexa</text:a></text:p>
          </table:table-cell>
        </table:table-row>
        <table:table-row table:style-name="Table3.2">
          <table:table-cell table:style-name="Table3.A1" office:value-type="string">
            <text:p text:style-name="P11"><text:a xlink:type="simple" xlink:href="ftp://ftp.cs.princeton.edu/pub/cs226/autocomplete/imdb-votes.txt" text:style-name="Internet_20_link" text:visited-style-name="Visited_20_Internet_20_Link">imdb-votes.txt</text:a></text:p>
          </table:table-cell>
          <table:table-cell table:style-name="Table3.A1" office:value-type="string">
            <text:p text:style-name="P11">82,455</text:p>
          </table:table-cell>
          <table:table-cell table:style-name="Table3.A1" office:value-type="string">
            <text:p text:style-name="P11">movie</text:p>
          </table:table-cell>
          <table:table-cell table:style-name="Table3.A1" office:value-type="string">
            <text:p text:style-name="P11">number of <text:soft-page-break/>votes</text:p>
          </table:table-cell>
          <table:table-cell table:style-name="Table3.A1" office:value-type="string">
            <text:p text:style-name="P11"><text:a xlink:type="simple" xlink:href="http://imdb.com/interfaces" text:style-name="Internet_20_link" text:visited-style-name="Visited_20_Internet_20_Link">Internet Movie Database</text:a></text:p>
          </table:table-cell>
        </table:table-row>
        <table:table-row table:style-name="Table3.2">
          <table:table-cell table:style-name="Table3.A1" office:value-type="string">
            <text:p text:style-name="P11"><text:a xlink:type="simple" xlink:href="ftp://ftp.cs.princeton.edu/pub/cs226/autocomplete/movies.txt" text:style-name="Internet_20_link" text:visited-style-name="Visited_20_Internet_20_Link">movies.txt</text:a></text:p>
          </table:table-cell>
          <table:table-cell table:style-name="Table3.A1" office:value-type="string">
            <text:p text:style-name="P11">229,447</text:p>
          </table:table-cell>
          <table:table-cell table:style-name="Table3.A1" office:value-type="string">
            <text:p text:style-name="P11">movies</text:p>
          </table:table-cell>
          <table:table-cell table:style-name="Table3.A1" office:value-type="string">
            <text:p text:style-name="P11">revenue (USD)</text:p>
          </table:table-cell>
          <table:table-cell table:style-name="Table3.A1" office:value-type="string">
            <text:p text:style-name="P11"><text:a xlink:type="simple" xlink:href="http://imdb.com/interfaces" text:style-name="Internet_20_link" text:visited-style-name="Visited_20_Internet_20_Link">Internet Movie Database</text:a></text:p>
          </table:table-cell>
        </table:table-row>
        <table:table-row table:style-name="Table3.2">
          <table:table-cell table:style-name="Table3.A1" office:value-type="string">
            <text:p text:style-name="P11"><text:a xlink:type="simple" xlink:href="ftp://ftp.cs.princeton.edu/pub/cs226/autocomplete/actors.txt" text:style-name="Internet_20_link" text:visited-style-name="Visited_20_Internet_20_Link">actors.txt</text:a></text:p>
          </table:table-cell>
          <table:table-cell table:style-name="Table3.A1" office:value-type="string">
            <text:p text:style-name="P11">2,875,183</text:p>
          </table:table-cell>
          <table:table-cell table:style-name="Table3.A1" office:value-type="string">
            <text:p text:style-name="P11">actors</text:p>
          </table:table-cell>
          <table:table-cell table:style-name="Table3.A1" office:value-type="string">
            <text:p text:style-name="P11">revenue (USD)</text:p>
          </table:table-cell>
          <table:table-cell table:style-name="Table3.A1" office:value-type="string">
            <text:p text:style-name="P11"><text:a xlink:type="simple" xlink:href="http://imdb.com/interfaces" text:style-name="Internet_20_link" text:visited-style-name="Visited_20_Internet_20_Link">Internet Movie Database</text:a></text:p>
          </table:table-cell>
        </table:table-row>
      </table:table>
      <text:p text:style-name="P2"/>
      <table:table table:name="Table4" table:style-name="Table4">
        <table:table-column table:style-name="Table4.A"/>
        <table:table-row>
          <table:table-cell table:style-name="Table4.A1" office:value-type="string">
            <text:p text:style-name="P10">Possible progress steps</text:p>
          </table:table-cell>
        </table:table-row>
      </table:table>
      <text:p text:style-name="P3">These are purely suggestions for how you might make progress. You do not have to follow these steps.</text:p>
      <text:p text:style-name="P22">UNDER CONSTRUCTION</text:p>
      <text:list xml:id="list4734283974646958686" text:style-name="L2">
        <text:list-item>
          <text:p text:style-name="P16"><text:span text:style-name="T4">Download the directory </text:span><text:a xlink:type="simple" xlink:href="ftp://ftp.cs.princeton.edu/pub/cs226/" text:style-name="Internet_20_link" text:visited-style-name="Visited_20_Internet_20_Link">autocomplete</text:a><text:span text:style-name="T4">. It contains sample input files.</text:span></text:p>
        </text:list-item>
        <text:list-item>
          <text:p text:style-name="P16"><text:span text:style-name="T4">Implement </text:span><text:span text:style-name="Teletype"><text:span text:style-name="T4">Term.java</text:span></text:span><text:span text:style-name="T4">.</text:span></text:p>
        </text:list-item>
        <text:list-item>
          <text:p text:style-name="P16"><text:span text:style-name="T4">Implement </text:span><text:span text:style-name="Teletype"><text:span text:style-name="T4">BinarySearchDeluxe.java</text:span></text:span><text:span text:style-name="T4">. Binary search is a deceptively simple algorithm. Jon Bentley </text:span><text:a xlink:type="simple" xlink:href="http://algs4.cs.princeton.edu/references/papers/bentley-binarysearch.pdf" text:style-name="Internet_20_link" text:visited-style-name="Visited_20_Internet_20_Link">reports</text:a><text:span text:style-name="T4"> that in an experiment at Bell Labs and IBM, only about 10% of professional programmers got it right; so, test, debug, test. To test </text:span><text:span text:style-name="Teletype"><text:span text:style-name="T4">BinarySearchDeluxe.java</text:span></text:span><text:span text:style-name="T4">, you need a data type with an associated comparator. You could use </text:span><text:span text:style-name="Teletype"><text:span text:style-name="T4">Term</text:span></text:span><text:span text:style-name="T4"> and one of its comparators. However, it is simpler to use </text:span><text:span text:style-name="Teletype"><text:span text:style-name="T4">String</text:span></text:span><text:span text:style-name="T4"> and the </text:span><text:span text:style-name="Teletype"><text:span text:style-name="T4">String.CASE_INSENSITIVE_ORDER</text:span></text:span><text:span text:style-name="T4"> comparator. Note that the </text:span><text:span text:style-name="Teletype"><text:span text:style-name="T4">compare()</text:span></text:span><text:span text:style-name="T4"> method associated with this comparator may return a value other than -1, +1, and 0.</text:span></text:p>
        </text:list-item>
        <text:list-item>
          <text:p text:style-name="P16"><text:span text:style-name="T4">Implement </text:span><text:span text:style-name="Teletype"><text:span text:style-name="T4">Autocomplete</text:span></text:span><text:span text:style-name="T4">. You will need to use all three orders defined in </text:span><text:span text:style-name="Teletype"><text:span text:style-name="T4">Term</text:span></text:span><text:span text:style-name="T4">: the natural order, decreasing order of weight, and lexicographically based on the first r characters.</text:span></text:p>
        </text:list-item>
      </text:list>
      <table:table table:name="Table5" table:style-name="Table5">
        <table:table-column table:style-name="Table5.A"/>
        <table:table-row>
          <table:table-cell table:style-name="Table5.A1" office:value-type="string">
            <text:p text:style-name="P10">Enrichment</text:p>
          </table:table-cell>
        </table:table-row>
      </table:table>
      <text:p text:style-name="P2"><text:span text:style-name="T3">Suppose that I want to find only the top-k matching terms (instead of all matching terms). Are there better algorithms?</text:span><text:span text:style-name="T4"> Yes. The problem of finding the top term matching a given prefix can be formulated as a </text:span><text:a xlink:type="simple" xlink:href="http://community.topcoder.com/tc?module=Static&amp;d1=tutorials&amp;d2=lowestCommonAncestor" text:style-name="Internet_20_link" text:visited-style-name="Visited_20_Internet_20_Link">range maximum query</text:a><text:span text:style-name="T4"> problem or equivalently as a </text:span><text:span text:style-name="Emphasis"><text:span text:style-name="T4">lowest common ancestor</text:span></text:span><text:span text:style-name="T4">problem. Here are some </text:span><text:a xlink:type="simple" xlink:href="http://courses.csail.mit.edu/6.851/spring12/scribe/L15.pdf" text:style-name="Internet_20_link" text:visited-style-name="Visited_20_Internet_20_Link">lecture notes</text:a><text:span text:style-name="T4"> by Erik Demaine on the equivalence.</text:span></text:p>
      <text:list xml:id="list6569943790028288752" text:style-name="L3">
        <text:list-item>
          <text:p text:style-name="P20">Build a Cartesian tree (in linearithmic time or linear time) and do the LCA computation directly in the tree (by following parent pointers until they meet). If the tree is reasonably balanced, this ought to work well in practice (but no performance guarantees).</text:p>
        </text:list-item>
        <text:list-item>
          <text:p text:style-name="P17"><text:span text:style-name="T4">Use segment trees, as in </text:span><text:a xlink:type="simple" xlink:href="http://dhruvbird.com/autocomplete.pdf" text:style-name="Internet_20_link" text:visited-style-name="Visited_20_Internet_20_Link">this paper</text:a><text:span text:style-name="T4"> to solve the maximum query problem in log </text:span><text:span text:style-name="Emphasis"><text:span text:style-name="T4">N</text:span></text:span><text:span text:style-name="T4"> time per query.</text:span></text:p>
        </text:list-item>
        <text:list-item>
          <text:p text:style-name="P17"><text:span text:style-name="T4">Use an algorithm described by Michael A. Bender and Martin Farach-Colton in </text:span><text:a xlink:type="simple" xlink:href="http://www.cs.sunysb.edu/~bender/newpub/BenderFa00-lca.pdf" text:style-name="Internet_20_link" text:visited-style-name="Visited_20_Internet_20_Link">this paper</text:a><text:span text:style-name="T4"> to solve the maximum query problem in constant time per query.</text:span></text:p>
        </text:list-item>
      </text:list>
      <text:p text:style-name="P2"><text:span text:style-name="T3">Any way to find the range of words that start with a given prefix in time proportional to the length of the prefix (in the worst case)?</text:span><text:span text:style-name="T4"> Yes, use a suffix tree (or a </text:span><text:soft-page-break/><text:span text:style-name="T4">suffix array with the lcp array), where the terms are separated by a word-separation symbol and concatenated together. To use space proportional to the number of terms consider a </text:span><text:a xlink:type="simple" xlink:href="http://citeseerx.ist.psu.edu/viewdoc/summary?doi=10.1.1.71.1519" text:style-name="Internet_20_link" text:visited-style-name="Visited_20_Internet_20_Link">suffix array on words</text:a><text:span text:style-name="T4">. Or consider a compact DAWG.</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0S</meta:editing-duration>
    <meta:editing-cycles>4</meta:editing-cycles>
    <meta:generator>LibreOffice/4.3.5.2$Windows_x86 LibreOffice_project/3a87456aaa6a95c63eea1c1b3201acedf0751bd5</meta:generator>
    <dc:date>2015-01-20T14:22:41.253000000</dc:date>
    <meta:document-statistic meta:table-count="5" meta:image-count="0" meta:object-count="0" meta:page-count="5" meta:paragraph-count="165" meta:word-count="1366" meta:character-count="8505" meta:non-whitespace-character-count="7316"/>
    <meta:user-defined meta:name="Info 1"/>
    <meta:user-defined meta:name="Info 2"/>
    <meta:user-defined meta:name="Info 3"/>
    <meta:user-defined meta:name="Info 4"/>
  </office:meta>
</office:document-meta>
</file>